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left="0in" fo:margin-right="0in" fo:margin-top="0in" fo:margin-bottom="0in" fo:line-height="100%" fo:text-indent="0in" style:auto-text-indent="false"/>
      <style:text-properties fo:color="#000000" style:font-name="Georgia" fo:font-size="10.5pt" fo:background-color="#ffffff" style:font-size-asian="10.5pt" style:font-name-complex="Times New Roman" style:font-size-complex="10.5pt"/>
    </style:style>
    <style:style style:name="P6" style:family="paragraph" style:parent-style-name="Standard">
      <style:paragraph-properties fo:margin-left="0in" fo:margin-right="0in" fo:margin-top="0in" fo:margin-bottom="0in" fo:line-height="100%" fo:text-indent="0in" style:auto-text-indent="false"/>
      <style:text-properties fo:color="#000000" style:font-name="Georgia" fo:font-size="10.5pt" fo:background-color="#ffffff"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background-color="#ffffff"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fo:background-color="#ffffff" style:font-name-asian="Georgia" style:font-size-asian="10.5pt" style:language-asian="zxx" style:country-asian="none" style:font-name-complex="Georgia" style:font-size-complex="10.5pt" style:language-complex="zxx" style:country-complex="none"/>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10"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font-style="italic" fo:font-weight="bold" fo:background-color="#ffffff" style:font-size-asian="10.5pt" style:font-style-asian="italic" style:font-weight-asian="bold" style:font-size-complex="10.5pt" style:font-style-complex="italic" style:font-weight-complex="bold"/>
    </style:style>
    <style:style style:name="P11" style:family="paragraph" style:parent-style-name="Standard">
      <style:paragraph-properties fo:margin-left="0in" fo:margin-right="0in" fo:margin-top="0in" fo:margin-bottom="0in" fo:line-height="100%" fo:text-indent="0in" style:auto-text-indent="false"/>
    </style:style>
    <style:style style:name="P12"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3" style:family="paragraph" style:parent-style-name="BODY">
      <style:paragraph-properties fo:margin-left="0in" fo:margin-right="0in" fo:margin-top="0in" fo:margin-bottom="0in" fo:line-height="100%" fo:text-indent="0in" style:auto-text-indent="false"/>
      <style:text-properties fo:color="#000000" style:font-name="Georgia" fo:font-size="10.5pt" fo:background-color="#ffffff" style:font-size-asian="10.5pt" style:font-size-complex="10.5pt"/>
    </style:style>
    <style:style style:name="P14"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15" style:family="paragraph" style:parent-style-name="_5b_Normal_5d_">
      <style:paragraph-properties fo:margin-left="0in" fo:margin-right="0in" fo:margin-top="0in" fo:margin-bottom="0in" fo:line-height="100%" fo:text-indent="0in" style:auto-text-indent="false"/>
      <style:text-properties fo:color="#000000" style:font-name="Georgia" fo:font-size="10.5pt" fo:background-color="#ffffff" style:font-size-asian="10.5pt" style:font-size-complex="10.5pt"/>
    </style:style>
    <style:style style:name="P16" style:family="paragraph" style:parent-style-name="_5b_Normal_5d_">
      <style:paragraph-properties fo:margin-left="0in" fo:margin-right="0in" fo:margin-top="0in" fo:margin-bottom="0in" fo:line-height="100%" fo:text-indent="0in" style:auto-text-indent="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7" style:family="paragraph" style:parent-style-name="_5b_Normal_5d_">
      <style:paragraph-properties fo:margin-left="0in" fo:margin-right="0in" fo:margin-top="0in" fo:margin-bottom="0in" fo:line-height="100%" fo:text-indent="0in" style:auto-text-indent="false"/>
    </style:style>
    <style:style style:name="P1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9" style:family="paragraph" style:parent-style-name="No_20_Spacing">
      <style:paragraph-properties fo:text-align="center" style:justify-single-word="false"/>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fo:font-size="10.5pt" fo:font-weight="bold" style:font-size-asian="10.5pt" style:font-weight-asian="bold" style:font-name-complex="Times New Roman" style:font-size-complex="10.5pt"/>
    </style:style>
    <style:style style:name="T5"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language="zxx" fo:country="none" fo:font-weight="bold" fo:background-color="transparent" style:font-name-asian="Georgia" style:language-asian="zxx" style:country-asian="none" style:font-weight-asian="bold" style:font-name-complex="Georgia" style:language-complex="zxx" style:country-complex="none" style:font-weight-complex="bold"/>
    </style:style>
    <style:style style:name="T7" style:family="text">
      <style:text-properties style:font-name="Georgia" fo:language="zxx" fo:country="none" fo:background-color="transparent" style:font-name-asian="Georgia" style:language-asian="zxx" style:country-asian="none" style:font-name-complex="Georgia" style:language-complex="zxx" style:country-complex="none"/>
    </style:style>
    <style:style style:name="T8" style:family="text">
      <style:text-properties style:font-name="Georgia"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9" style:family="text">
      <style:text-properties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0" style:family="text">
      <style:text-properties fo:language="zxx" fo:country="none" style:font-name-asian="Georgia" style:language-asian="zxx" style:country-asian="none" style:font-name-complex="Georgia" style:language-complex="zxx" style:country-complex="none"/>
    </style:style>
    <style:style style:name="T11" style:family="text">
      <style:text-properties fo:language="zxx" fo:country="none" style:text-underline-style="solid" style:text-underline-width="auto" style:text-underline-color="font-color" fo:font-weight="bold" style:font-name-asian="Georgia" style:language-asian="zxx" style:country-asian="none" style:font-weight-asian="bold" style:font-name-complex="Georgia" style:language-complex="zxx" style:country-complex="none" style:font-weight-complex="bold"/>
    </style:style>
    <style:style style:name="T12" style:family="text">
      <style:text-properties fo:color="#000000" style:font-name="Georgia" fo:font-size="10.5pt" fo:background-color="#ffffff" style:font-size-asian="10.5pt" style:font-name-complex="Times New Roman" style:font-size-complex="10.5pt"/>
    </style:style>
    <style:style style:name="T13" style:family="text">
      <style:text-properties fo:color="#000000" style:font-name="Georgia" fo:font-size="10.5pt" fo:language="zxx" fo:country="none" fo:background-color="#ffffff" style:font-name-asian="Georgia" style:font-size-asian="10.5pt" style:language-asian="zxx" style:country-asian="none" style:font-name-complex="Georgia" style:font-size-complex="10.5pt" style:language-complex="zxx" style:country-complex="none"/>
    </style:style>
    <style:style style:name="T14" style:family="text">
      <style:text-properties fo:color="#000000" style:font-name="Georgia" fo:font-size="10.5pt" fo:language="zxx" fo:country="none" fo:font-style="italic" fo:background-color="#ffffff"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5" style:family="text">
      <style:text-properties fo:color="#000000" style:font-name="Georgia" fo:font-size="10.5pt" fo:language="zxx" fo:country="none" fo:font-weight="bold" fo:background-color="#ffffff"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16" style:family="text">
      <style:text-properties fo:color="#000000" style:font-name="Georgia" fo:font-size="10.5pt" fo:language="zxx" fo:country="none" style:text-underline-style="solid" style:text-underline-width="auto" style:text-underline-color="font-color" fo:font-weight="bold" fo:background-color="#ffffff"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17" style:family="text">
      <style:text-properties fo:color="#000000" style:font-name="Georgia" fo:font-size="10.5pt" fo:language="none" fo:country="none" style:text-underline-style="solid" style:text-underline-width="auto" style:text-underline-color="font-color"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8"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9"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20"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1" style:family="text">
      <style:text-properties fo:color="#000000" style:font-name="Georgia" fo:font-size="10.5pt" fo:language="en" fo:country="US" fo:background-color="#ffffff" style:font-name-asian="Georgia" style:font-size-asian="10.5pt" style:language-asian="zxx" style:country-asian="none" style:font-name-complex="Georgia" style:font-size-complex="10.5pt" style:language-complex="zxx" style:country-complex="none"/>
    </style:style>
    <style:style style:name="T22" style:family="text">
      <style:text-properties fo:language="none" fo:country="none" fo:background-color="transparent" style:font-name-asian="Georgia" style:language-asian="none" style:country-asian="none" style:font-name-complex="Georgia" style:language-complex="none" style:country-complex="none"/>
    </style:style>
    <style:style style:name="T23" style:family="text">
      <style:text-properties fo:language="none" fo:country="none" fo:background-color="transparent" style:language-asian="none" style:country-asian="none" style:language-complex="none" style:country-complex="none"/>
    </style:style>
    <style:style style:name="T24" style:family="text">
      <style:text-properties fo:language="none" fo:country="none" style:text-underline-style="none" fo:background-color="transparent" style:font-name-asian="Georgia" style:language-asian="none" style:country-asian="none" style:font-name-complex="Georgia" style:language-complex="none" style:country-complex="none"/>
    </style:style>
    <style:style style:name="T25" style:family="text">
      <style:text-properties fo:language="none" fo:country="none" style:text-underline-style="none" fo:background-color="transparent" style:language-asian="none" style:country-asian="none" style:language-complex="none" style:country-complex="none"/>
    </style:style>
    <style:style style:name="T26" style:family="text">
      <style:text-properties fo:language="none" fo:country="none" fo:font-style="normal" fo:font-weight="normal" fo:background-color="transparent" style:font-name-asian="Georgia" style:language-asian="none" style:country-asian="none" style:font-style-asian="normal" style:font-weight-asian="normal" style:font-name-complex="Georgia" style:language-complex="none" style:country-complex="none" style:font-style-complex="normal" style:font-weight-complex="normal"/>
    </style:style>
    <style:style style:name="T27" style:family="text">
      <style:text-properties fo:background-color="transparent"/>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tyle="italic" fo:font-weight="bold" style:font-style-asian="italic" style:font-weight-asian="bold" style:font-name-complex="Times New Roman" style:font-style-complex="italic" style:font-weight-complex="bold"/>
    </style:style>
    <style:style style:name="T30" style:family="text">
      <style:text-properties fo:font-style="italic" style:text-underline-style="none"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Wooden Fruit</text:p>
      <text:p text:style-name="P1"/>
      <text:p text:style-name="P2"><text:span text:style-name="T1">Read:</text:span><text:span text:style-name="T3"> Galatians 5:22-25; Luke 13:6-9</text:span></text:p>
      <text:p text:style-name="P3"/>
      <text:p text:style-name="P4"><text:span text:style-name="T4">Text:</text:span><text:span text:style-name="T12"> </text:span><text:span text:style-name="T13">Ephesians 5:9  "(For the fruit of the Spirit </text:span><text:span text:style-name="T14">is</text:span><text:span text:style-name="T13"> in all goodness and righteousness and truth;)" </text:span></text:p>
      <text:p text:style-name="P5"/>
      <text:h text:style-name="P6" text:outline-level="3"><text:span text:style-name="T1">Introduction:</text:span><text:span text:style-name="T3"> Discuss coming into <text:s/>the kitchen, seeing a bowl of perfect fruit, and discovering that the apple, that you selected, is a perfect replica carved from wood.</text:span></text:h>
      <text:h text:style-name="P7" text:outline-level="3"><text:span text:style-name="T3"/></text:h>
      <text:h text:style-name="P7" text:outline-level="3"><text:span text:style-name="T2">Where does fruit come from?</text:span><text:span text:style-name="T3"> <text:s/>Some fruit can easily grow in just several months like strawberries. Most fruit plants take years to develop. If you plant an apple (for instance) you'd better not be hungry for apples right away. </text:span></text:h>
      <text:h text:style-name="P7" text:outline-level="3"><text:span text:style-name="T3"><text:s text:c="2"/>Sometimes we can be unrealistic in our expectations of others. We expect new believers to exhibit the fruit of the Spirit from day one. On the other hand it is concerning to be saved for as long as I have and produce so little fruit.</text:span></text:h>
      <text:h text:style-name="P7" text:outline-level="3"><text:span text:style-name="T3"/></text:h>
      <text:h text:style-name="P7" text:outline-level="3"><text:span text:style-name="T29">Where does the fruit of the Spirit come from?</text:span><text:span text:style-name="T3"> The Holy Spirit.</text:span></text:h>
      <text:h text:style-name="P7" text:outline-level="3"><text:span text:style-name="T29">How does the Holy Spirit come to the believer?</text:span><text:span text:style-name="T3"> I </text:span><text:span text:style-name="T24">Thessalonians 4:8</text:span><text:span text:style-name="T22"> “...God...hath also given unto us his Holy Spirit.”</text:span></text:h>
      <text:h text:style-name="P7" text:outline-level="3"><text:span text:style-name="T29">When does the Holy Spirit come to the believer?</text:span><text:span text:style-name="T3"> </text:span><text:span text:style-name="T24">Romans 8:9 “</text:span><text:span text:style-name="T22">But ye are not in the flesh, but in the Spirit, if so be that the Spirit of God dwell in you. Now if any man have not the Spirit of Christ, he is none of his.”</text:span></text:h>
      <text:h text:style-name="P10" text:outline-level="3"><text:span text:style-name="T22">What is wrong with the one who is born again yet doesn't exhibit the fruit of the Spirit?</text:span><text:span text:style-name="T26"> He/she needs to grow. The Bible is written to spiritual children. We are to come to Him as children. Some children take longer than others to grow. Some changes in the life of the believer come quickly while others take some time. Some take a long time.</text:span></text:h>
      <text:p text:style-name="P8"/>
      <text:p text:style-name="P4"><text:span text:style-name="T15">Let's look at the fruit of the Spirit:</text:span><text:span text:style-name="T13"> First we come to "</text:span><text:span text:style-name="T16">LOVE</text:span><text:span text:style-name="T13">." <text:s/>How does the love mentioned as a fruit of the Spirit differ from the love that we have for our families? There are scriptures that it would be impossible to obey if we were restricted to only the love that comes to us through nature. For instance we cannot love our enemes or be good to those who dispitefully use us if all we have is natural love. It takes a special kind of love (the fruit of the spirit) to love as God requires us to love. II </text:span><text:span text:style-name="T18">Timothy 1:7</text:span><text:span text:style-name="T5"> “For God hath not given us the spirit of fear; but of power, and of love, and of a sound mind.”</text:span></text:p>
      <text:p text:style-name="P8"/>
      <text:p text:style-name="P4"><text:span text:style-name="T13"><text:s text:c="2"/>The second fruit mentioned is "</text:span><text:span text:style-name="T16">JOY</text:span><text:span text:style-name="T13">." We may mistake happiness for joy however happiness is usually a result of circumstances. The joy mentioned in Galatians is a happy contentment regardless of our circumstances. </text:span><text:span text:style-name="T20">Romas 15:13 “Now the God of hope fill you with all joy and peace in believing, that ye may abound in hope, through the power of the Holy Ghost.”</text:span></text:p>
      <text:p text:style-name="P4"><text:span text:style-name="T13"><text:s text:c="2"/>Third "</text:span><text:span text:style-name="T16">PEACE</text:span><text:span text:style-name="T13">" is mentioned. Paul defines this in </text:span><text:span text:style-name="T21">Philippians</text:span><text:span text:style-name="T19"> 4:7 “</text:span><text:span text:style-name="T18">And the peace of God, which passeth all understanding, shall keep your hearts and minds through Christ Jesus.” It is peace in the midst of the storm.</text:span></text:p>
      <text:p text:style-name="P4"><text:span text:style-name="T13"><text:s text:c="2"/>"</text:span><text:span text:style-name="T16">LONGSUFFERING</text:span><text:span text:style-name="T13">" is mentioned next. </text:span><text:span text:style-name="T20">Col 1:11 “Strengthened with all might, according to his glorious power, unto all patience and longsuffering with joyfulness;”</text:span></text:p>
      <text:p text:style-name="P4"><text:span text:style-name="T20"><text:s text:c="2"/>Next is “</text:span><text:span text:style-name="T17">GENTLENESS</text:span><text:span text:style-name="T20">” (literally = kindness) II Corinthians 6:6 “By pureness, by knowledge, by longsuffering, by kindness, by the Holy Ghost, by love unfeigned.” It is a common mistake to equate gentleness with passivity or weakness. Don't do it. This is a fruit of the Spirit.</text:span></text:p>
      <text:p text:style-name="P8"><text:s text:c="2"/>"<text:span text:style-name="T28">GOODNESS</text:span>" is the visible behavior toward others that comes as a result of God's Holy Spirit. </text:p>
      <text:p text:style-name="P13"><text:span text:style-name="T10"><text:s text:c="3"/>How does the fruit of "</text:span><text:span text:style-name="T11">FAITH</text:span><text:span text:style-name="T10">" differ from ordinary faith? Ordinary faith is based on experience and knowledge. The fruit of faith is based on complete belief in the promises of God.</text:span></text:p>
      <text:p text:style-name="P15"><text:span text:style-name="T10"><text:s text:c="2"/>"</text:span><text:span text:style-name="T11">MEEKNESS</text:span><text:span text:style-name="T10">" is quiet confidence and humility in leadership.</text:span></text:p>
      <text:p text:style-name="P17"><text:span text:style-name="T13"><text:s text:c="2"/>Last to be mentioned is "</text:span><text:span text:style-name="T16">TEMPERANCE</text:span><text:span text:style-name="T13">" Temperance is simply the self control that keeps us on an even keel when others would be angry or upset or frustrated etc. II </text:span><text:span text:style-name="T20">Timothy 1:7 “For God hath not given us the spirit of fear; but of power, and of love, and of a sound mind.”</text:span></text:p>
      <text:p text:style-name="P16"/>
      <text:p text:style-name="P16"><text:span text:style-name="T30">How do we produce the Fruit of the Spirit?</text:span> Galatians 5:25 "If we live in the Spirit, let us also walk in the Spirit." <text:span text:style-name="T25">Romans 8:13</text:span><text:span text:style-name="T23"> “For if ye live after the flesh, ye shall die: but if ye through the Spirit do mortify the deeds of the body, ye shall live.” </text:span><text:span text:style-name="T27">What goes in is what comes out. </text:span></text:p>
      <text:p text:style-name="P14"/>
      <text:p text:style-name="P12"><text:span text:style-name="T6">Conclude:</text:span><text:span text:style-name="T7"> <text:s/>Luke 13:6-9. "</text:span><text:span text:style-name="T9">He spake also this parable; A certain </text:span><text:span text:style-name="T8">man</text:span><text:span text:style-name="T9"> had a fig tree planted in his vineyard; and he came and sought fruit thereon, and found none. Then said he unto the dresser of his vineyard, Behold, these three years I come seeking fruit on this fig tree, and find none: cut it down; why cumbereth it the ground? And he answering said unto him, Lord, let it alone this year also, till I shall dig about it, and dung </text:span><text:span text:style-name="T8">it:</text:span><text:span text:style-name="T9"> And if it bear fruit, </text:span><text:span text:style-name="T8">well:</text:span><text:span text:style-name="T9"> and if not, </text:span><text:span text:style-name="T8">then</text:span><text:span text:style-name="T9"> after that thou shalt cut it down.”</text:span></text:p>
      <text:p text:style-name="P14"><text:s text:c="2"/>If your life is bereft of fruit I want to encourage you to kill the flesh, and bury it. Feed the Spirit and allow the Spirit of God to produce His fruit in your life. Starve the flesh and feed the Spirit.</text:p>
      <text:p text:style-name="P14"><text:s text:c="2"/>Are you tired of wooden fruit? Wouldn't you like genuine fruit in your life?</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9-04-07T09:05:45.87</dc:date>
    <meta:editing-duration>PT19H12M36S</meta:editing-duration>
    <meta:generator>OpenOffice/4.1.3$Win32 OpenOffice.org_project/413m1$Build-9783</meta:generator>
    <meta:printed-by>Joel Tice</meta:printed-by>
    <meta:print-date>2019-04-07T09:05:01.85</meta:print-date>
    <meta:document-statistic meta:table-count="0" meta:image-count="0" meta:object-count="0" meta:page-count="2" meta:paragraph-count="23" meta:word-count="896" meta:character-count="4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